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MATR_ALUNO</text:p>
          </table:table-cell>
          <table:table-cell table:style-name="ce1" office:value-type="string" calcext:value-type="string">
            <text:p>Nota: Prova 1</text:p>
          </table:table-cell>
          <table:table-cell table:style-name="ce1" office:value-type="string" calcext:value-type="string">
            <text:p>Nota: Prova 2</text:p>
          </table:table-cell>
        </table:table-row>
        <table:table-row table:style-name="ro1">
          <table:table-cell table:style-name="ce2" office:value-type="string" calcext:value-type="string">
            <text:p>GRR20177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72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GRR2017199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728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GRR201772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GRR2017196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GRR2017727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GRR2017202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GRR2017191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GRR2017729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669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GRR2017669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GRR2017194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GRR2017728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6320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201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GRR2017196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GRR2016258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795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722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6389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GRR20172019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GRR2017193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GRR2017589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GRR2016815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R2017196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GRR201719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GRR2017201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GRR2017193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GRR2017191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GRR2017196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GRR2017199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GRR2017727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GRR2017590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670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GRR2012835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5111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GRR2017197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GRR201557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GRR2016705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GRR2017726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GRR201400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R2014599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GRR2017589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GRR201534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GRR2015056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GRR2017670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GRR2017194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GRR2017197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GRR2017669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GRR2017727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GRR201767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GRR2016705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GRR2017592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GRR2017670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GRR2017201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GRR2017196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GRR2013394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670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GRR2017200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GRR201681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R201719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GRR2017197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GRR2015524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GRR2015913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GRR2017199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string" calcext:value-type="string">
            <text:p>GRR2016231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GRR2017647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GRR2017199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GRR2017191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2" table:number-rows-repeated="104850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4:02:55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4:17:35.892000000</dc:date>
    <meta:editing-duration>PT34M33S</meta:editing-duration>
    <meta:editing-cycles>10</meta:editing-cycles>
    <meta:generator>LibreOffice/5.2.2.2$Windows_x86 LibreOffice_project/8f96e87c890bf8fa77463cd4b640a2312823f3ad</meta:generator>
    <meta:document-statistic meta:table-count="1" meta:cell-count="213" meta:object-count="0"/>
  </office:meta>
</office:document-meta>
</file>